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Times New Roman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4pt" fo:language="en" fo:country="US" style:font-size-asian="14pt"/>
    </style:style>
    <style:style style:name="T3" style:family="text">
      <style:text-properties style:font-name="Calibri" fo:font-size="14pt" fo:language="en" fo:country="US" style:letter-kerning="true" style:font-size-asian="14pt"/>
    </style:style>
    <style:style style:name="T4" style:family="text">
      <style:text-properties style:font-name="Calibri" fo:font-size="14pt" fo:language="en" fo:country="US" style:letter-kerning="false" style:font-size-asian="14pt"/>
    </style:style>
    <style:style style:name="T5" style:family="text">
      <style:text-properties style:font-name="Calibri" fo:font-size="14pt" fo:language="en" fo:country="US" fo:font-weight="normal" style:letter-kerning="true" style:font-size-asian="14pt" style:font-weight-asian="normal"/>
    </style:style>
    <style:style style:name="T6" style:family="text">
      <style:text-properties style:font-name="Calibri" fo:font-size="14pt" fo:language="ru" fo:country="RU" style:font-size-asian="14pt"/>
    </style:style>
    <style:style style:name="T7" style:family="text">
      <style:text-properties style:font-name="Calibri" fo:font-size="14pt" fo:language="ru" fo:country="RU" style:letter-kerning="true" style:font-size-asian="14pt"/>
    </style:style>
    <style:style style:name="T8" style:family="text">
      <style:text-properties style:font-name="Calibri" fo:font-size="14pt" fo:language="ru" fo:country="RU" style:letter-kerning="false" style:font-size-asian="14pt"/>
    </style:style>
    <style:style style:name="T9" style:family="text">
      <style:text-properties style:font-name="Calibri" fo:font-size="14pt" fo:language="ru" fo:country="RU" fo:font-weight="normal" style:letter-kerning="true" style:font-size-asian="14pt" style:font-weight-asian="normal"/>
    </style:style>
    <style:style style:name="T10" style:family="text">
      <style:text-properties style:font-name="Calibri" fo:font-size="14pt" fo:language="ru" fo:country="RU" fo:font-weight="normal" officeooo:rsid="001a3a07" style:letter-kerning="true" style:font-size-asian="14pt" style:font-weight-asian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style:font-name="Times New Roman" fo:font-size="14pt" fo:language="ru" fo:country="RU" style:letter-kerning="false" style:font-size-asian="14pt"/>
    </style:style>
    <style:style style:name="T14" style:family="text">
      <style:text-properties style:font-name="Times New Roman" fo:font-size="14pt" fo:language="ru" fo:country="RU" officeooo:rsid="001a3a07" style:letter-kerning="false" style:font-size-asian="14pt"/>
    </style:style>
    <style:style style:name="T15" style:family="text">
      <style:text-properties style:font-name="Times New Roman" fo:font-size="14pt" fo:language="en" fo:country="US" style:letter-kerning="false" style:font-size-asian="14pt"/>
    </style:style>
    <style:style style:name="T16" style:family="text">
      <style:text-properties fo:font-size="11pt" style:font-size-asian="11pt"/>
    </style:style>
    <style:style style:name="T17" style:family="text">
      <style:text-properties fo:font-size="14pt" fo:language="en" fo:country="US" style:font-size-asian="14pt"/>
    </style:style>
    <style:style style:name="T18" style:family="text">
      <style:text-properties fo:font-size="14pt" fo:language="en" fo:country="US" style:letter-kerning="true" style:font-size-asian="14pt"/>
    </style:style>
    <style:style style:name="T19" style:family="text">
      <style:text-properties fo:font-size="14pt" fo:language="en" fo:country="US" style:letter-kerning="false" style:font-size-asian="14pt"/>
    </style:style>
    <style:style style:name="T20" style:family="text">
      <style:text-properties fo:font-size="14pt" fo:language="en" fo:country="US" fo:font-weight="normal" style:letter-kerning="true" style:font-size-asian="14pt" style:font-weight-asian="normal"/>
    </style:style>
    <style:style style:name="T21" style:family="text">
      <style:text-properties fo:font-size="14pt" fo:language="ru" fo:country="RU" style:font-size-asian="14pt"/>
    </style:style>
    <style:style style:name="T22" style:family="text">
      <style:text-properties fo:font-size="14pt" fo:language="ru" fo:country="RU" style:letter-kerning="true" style:font-size-asian="14pt"/>
    </style:style>
    <style:style style:name="T23" style:family="text">
      <style:text-properties fo:font-size="14pt" fo:language="ru" fo:country="RU" style:letter-kerning="false" style:font-size-asian="14pt"/>
    </style:style>
    <style:style style:name="T24" style:family="text">
      <style:text-properties fo:font-size="14pt" fo:language="ru" fo:country="RU" officeooo:rsid="001a3a07" style:letter-kerning="false" style:font-size-asian="14pt"/>
    </style:style>
    <style:style style:name="T25" style:family="text">
      <style:text-properties fo:font-size="14pt" fo:language="ru" fo:country="RU" fo:font-weight="normal" style:letter-kerning="true" style:font-size-asian="14pt" style:font-weight-asian="normal"/>
    </style:style>
    <style:style style:name="T26" style:family="text">
      <style:text-properties fo:font-size="14pt" fo:language="ru" fo:country="RU" fo:font-weight="normal" officeooo:rsid="001a3a07" style:letter-kerning="true" style:font-size-asian="14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. Итоги исследований</text:p>
      <text:p text:style-name="P1"><text:span text:style-name="T17">Project Jailer</text:span><text:span text:style-name="T21"> — это мобильная двумерная (2</text:span><text:span text:style-name="T17">D</text:span><text:span text:style-name="T21">) изометрическая </text:span><text:span text:style-name="T17">Action</text:span><text:span text:style-name="T21">-RPG с элементами </text:span><text:span text:style-name="T17">Roguelike</text:span><text:span text:style-name="T21">, которую мы планируем выпустить для iPhone и Android.</text:span></text:p>
      <text:p text:style-name="P1"><text:span text:style-name="T22">Проект преследует две ключевые цели</text:span><text:span text:style-name="T18"> </text:span><text:span text:style-name="T23">—</text:span><text:span text:style-name="T19"> </text:span><text:span text:style-name="T23">внедрение и тестирование механик и концепций старших игровых платформ </text:span><text:span text:style-name="T19">(</text:span><text:span text:style-name="T23">ПК</text:span><text:span text:style-name="T19">/</text:span><text:span text:style-name="T23">консоли), а также разработ</text:span><text:span text:style-name="T24">к</text:span><text:span text:style-name="T23">у новых способов монетизации.</text:span></text:p>
      <text:p text:style-name="P1"><text:span text:style-name="T23">По итогу исследований выяснилось, что все конкуренты имеют одни и те же проблемы в виде слабой системы итемизации и отсутствия адекватных систем прогресса.</text:span></text:p>
      <text:p text:style-name="P1"><text:span text:style-name="T23">Также выяснилось, что </text:span><text:span text:style-name="T19">"</text:span><text:span text:style-name="T23">исследователи</text:span><text:span text:style-name="T19">"</text:span><text:span text:style-name="T23"> и </text:span><text:span text:style-name="T19">"</text:span><text:span text:style-name="T23">карьеристы</text:span><text:span text:style-name="T19">"</text:span><text:span text:style-name="T23"> являются ключевыми психотипами игроков, на которые необходимо ориентироваться</text:span><text:span text:style-name="T19">, </text:span><text:span text:style-name="T23">а это означает, что необходимо делать упор на системы, связанные с экипировкой и развитием персонажа.</text:span></text:p>
      <text:p text:style-name="P1"><text:span text:style-name="T23">Исследования в сфере мобильной игровой индустрии показали, что самые высокие показатели в жанре разрабатываемой игры относятся к Азии.</text:span></text:p>
      <text:p text:style-name="P1"><text:span text:style-name="T25">Индустрия интерактивных развлечений является очень перспективной и быстрорастущей, а значит, требует разработки особых маркетинговых приёмов по продвижению и созданию проектов. Поэтому, менеджер по работе с сообществом будет незаменимой фигурой, так как клас</text:span><text:span text:style-name="T26">с</text:span><text:span text:style-name="T25">ические методы продвижения не подходят под реалии игровой индустрии.</text:span><text:span text:style-name="T20"> </text:span><text:span text:style-name="T25">Привлекать же пользователей к проекту мы будем с помощью своих блогов, где будем рассказывать про разработку проекта на различных сайтах, а также при помощи рекламы в изданиях и </text:span><text:span text:style-name="T20">YouTube</text:span><text:span text:style-name="T25">-каналах, так или иначе связанных с играми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07:02:52.307000000</meta:creation-date>
    <dc:date>2020-05-09T07:03:44.473000000</dc:date>
    <meta:editing-duration>PT53S</meta:editing-duration>
    <meta:editing-cycles>1</meta:editing-cycles>
    <meta:document-statistic meta:table-count="0" meta:image-count="0" meta:object-count="0" meta:page-count="1" meta:paragraph-count="7" meta:word-count="188" meta:character-count="1415" meta:non-whitespace-character-count="1232"/>
    <meta:generator>LibreOffice/6.4.2.2$Windows_x86 LibreOffice_project/4e471d8c02c9c90f512f7f9ead8875b57fcb1ec3</meta:generator>
  </office:meta>
</office:document-meta>
</file>